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392" calcext:value-type="float">
            <text:p>88.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23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48344" calcext:value-type="float">
            <text:p>88.4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22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04776" calcext:value-type="float">
            <text:p>88.504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21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55964" calcext:value-type="float">
            <text:p>88.55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20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657176" calcext:value-type="float">
            <text:p>88.657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9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80264" calcext:value-type="float">
            <text:p>88.98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8-0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80348" calcext:value-type="float">
            <text:p>88.80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7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254" calcext:value-type="float">
            <text:p>88.92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6-0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016" calcext:value-type="float">
            <text:p>89.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5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99136" calcext:value-type="float">
            <text:p>89.099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3-1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54" calcext:value-type="float">
            <text:p>89.15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3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19972" calcext:value-type="float">
            <text:p>89.1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251536" calcext:value-type="float">
            <text:p>89.2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10-12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12496" calcext:value-type="float">
            <text:p>89.3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9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47404" calcext:value-type="float">
            <text:p>89.4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9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94664" calcext:value-type="float">
            <text:p>89.894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8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653872" calcext:value-type="float">
            <text:p>89.6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7-02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80932" calcext:value-type="float">
            <text:p>89.8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6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028776" calcext:value-type="float">
            <text:p>90.0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41552" calcext:value-type="float">
            <text:p>90.1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4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15984" calcext:value-type="float">
            <text:p>90.1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3-01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19504" calcext:value-type="float">
            <text:p>90.51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580464" calcext:value-type="float">
            <text:p>90.580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1-02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0.781632" calcext:value-type="float">
            <text:p>90.781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2000-0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04376" calcext:value-type="float">
            <text:p>91.0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8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534488" calcext:value-type="float">
            <text:p>91.53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7-01-2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68384" calcext:value-type="float">
            <text:p>91.68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772232" calcext:value-type="float">
            <text:p>91.772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57576" calcext:value-type="float">
            <text:p>91.857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4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000832" calcext:value-type="float">
            <text:p>92.000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3-01-2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258" calcext:value-type="float">
            <text:p>92.125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2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0012" calcext:value-type="float">
            <text:p>92.40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1-0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707968" calcext:value-type="float">
            <text:p>92.70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90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427552" calcext:value-type="float">
            <text:p>92.42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9-0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52204" calcext:value-type="float">
            <text:p>92.522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8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695776" calcext:value-type="float">
            <text:p>92.695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7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4876" calcext:value-type="float">
            <text:p>92.94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6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59072" calcext:value-type="float">
            <text:p>93.15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430344" calcext:value-type="float">
            <text:p>93.43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4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36312" calcext:value-type="float">
            <text:p>93.936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3-02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8784" calcext:value-type="float">
            <text:p>93.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2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28336" calcext:value-type="float">
            <text:p>94.12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1-0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80-01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0128" calcext:value-type="float">
            <text:p>94.7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9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49544" calcext:value-type="float">
            <text:p>94.64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8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81192" calcext:value-type="float">
            <text:p>94.8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7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88712" calcext:value-type="float">
            <text:p>94.088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48504" calcext:value-type="float">
            <text:p>93.94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5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65752" calcext:value-type="float">
            <text:p>93.26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4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683328" calcext:value-type="float">
            <text:p>93.68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3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860624" calcext:value-type="float">
            <text:p>91.86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2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60752" calcext:value-type="float">
            <text:p>91.360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1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327224" calcext:value-type="float">
            <text:p>91.327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70-01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342976" calcext:value-type="float">
            <text:p>89.342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6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958928" calcext:value-type="float">
            <text:p>88.95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68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8.169496" calcext:value-type="float">
            <text:p>88.16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6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6.508336" calcext:value-type="float">
            <text:p>86.50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66-0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697824" calcext:value-type="float">
            <text:p>84.69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18602</text:p>
          </table:table-cell>
          <table:table-cell office:value-type="string" calcext:value-type="string">
            <text:p>1965-0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6176" calcext:value-type="float">
            <text:p>82.66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41" meta:object-count="0"/>
    <meta:user-defined meta:name="AppVersion">3.0</meta:user-defined>
  </office:meta>
</office:document-meta>
</file>